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" style:language-asian="zh" style:country-asian="CN" style:font-name="Nimbus Sans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" style:language-asian="zh" style:country-asian="CN" style:font-name="Nimbus Sans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fo:color="#0000ff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" style:language-asian="zh" style:country-asian="CN" style:font-name="Nimbus Sans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fo:color="#ff0000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" style:language-asian="zh" style:country-asian="CN" style:font-name="Nimbus Sans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fo:color="#ff00ff"/>
    </style:style>
    <style:style style:name="T5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" style:language-asian="zh" style:country-asian="CN" style:font-name="Nimbus Sans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fo:color="#008000"/>
    </style:style>
    <style:style style:name="T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" style:language-asian="zh" style:country-asian="CN" style:font-name="Nimbus Sans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fo:color="#800000"/>
    </style:style>
    <style:style style:name="T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" style:language-asian="zh" style:country-asian="CN" style:font-name="Nimbus Sans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fo: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OutsideMul</text:p>
          </table:table-cell>
          <table:table-cell office:value-type="string" calcext:value-type="string">
            <text:p>BoilerBase</text:p>
          </table:table-cell>
          <table:table-cell office:value-type="string" calcext:value-type="string">
            <text:p>BoilerMu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Inside </text:p>
          </table:table-cell>
          <table:table-cell office:value-type="string" calcext:value-type="string">
            <text:p>Boiler</text:p>
          </table:table-cell>
          <table:table-cell table:number-columns-repeated="6"/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([.L3]+(([.A4]-[.B4])*[.M3])+(([.A4]-[.C4])*[.K3]))"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table:number-columns-repeated="3" office:value-type="float" office:value="21" calcext:value-type="float">
            <text:p>21</text:p>
          </table:table-cell>
          <table:table-cell table:formula="of:=([.L3]+(([.A5]-[.B5])*[.M3])+(([.A5]-[.C5])*[.K3]))" office:value-type="float" office:value="35" calcext:value-type="float">
            <text:p>35</text:p>
          </table:table-cell>
          <table:table-cell table:number-columns-repeated="5"/>
          <table:table-cell table:style-name="ce1" office:value-type="string" calcext:value-type="string" table:number-columns-spanned="10" table:number-rows-spanned="2">
            <text:p>Boiler = (BoilerBase+((Inside-Outside)*BoilerMul) + ((Target-Inside)*OutsideMul))</text:p>
          </table:table-cell>
          <table:covered-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([.L3]+(([.A6]-[.B6])*[.M3])+(([.A6]-[.C6])*[.K3]))" office:value-type="float" office:value="47.5" calcext:value-type="float">
            <text:p>47.5</text:p>
          </table:table-cell>
          <table:table-cell table:number-columns-repeated="5"/>
          <table:covered-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([.L3]+(([.A7]-[.B7])*[.M3])+(([.A7]-[.C7])*[.K3]))" office:value-type="float" office:value="87.5" calcext:value-type="float">
            <text:p>87.5</text:p>
          </table:table-cell>
          <table:table-cell table:number-columns-repeated="5"/>
          <table:table-cell office:value-type="string" calcext:value-type="string">
            <text:p>ins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table:formula="of:=([.L3]+(([.A8]-[.B8])*[.M3])+(([.A8]-[.C8])*[.K3]))" office:value-type="float" office:value="91.5" calcext:value-type="float">
            <text:p>91.5</text:p>
          </table:table-cell>
          <table:table-cell table:number-columns-repeated="5"/>
          <table:table-cell office:value-type="string" calcext:value-type="string">
            <text:p><text:span text:style-name="T1">(</text:span><text:span text:style-name="T2">L3</text:span><text:span text:style-name="T1">+((</text:span><text:span text:style-name="T3">A7</text:span><text:span text:style-name="T1">-</text:span><text:span text:style-name="T4">B7</text:span><text:span text:style-name="T1">)*</text:span><text:span text:style-name="T5">M3</text:span><text:span text:style-name="T1">)+((</text:span><text:span text:style-name="T3">A7</text:span><text:span text:style-name="T1">-</text:span><text:span text:style-name="T6">C7</text:span><text:span text:style-name="T1">)*</text:span><text:span text:style-name="T7">K3</text:span><text:span text:style-name="T1">))</text:span>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1:28:46.361972170</meta:creation-date>
    <dc:date>2023-10-30T12:18:21.527540393</dc:date>
    <meta:editing-duration>PT49M34S</meta:editing-duration>
    <meta:editing-cycles>3</meta:editing-cycles>
    <meta:generator>LibreOffice/7.6.2.1$Linux_X86_64 LibreOffice_project/60$Build-1</meta:generator>
    <meta:document-statistic meta:table-count="1" meta:cell-count="33" meta:object-count="0"/>
  </office:meta>
</office:document-meta>
</file>